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otype_no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Dry_weight (g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.95" calcext:value-type="float">
            <text:p>13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34" calcext:value-type="float">
            <text:p>14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.82" calcext:value-type="float">
            <text:p>16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.83" calcext:value-type="float">
            <text:p>12.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4.84" calcext:value-type="float">
            <text:p>14.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4.38" calcext:value-type="float">
            <text:p>14.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.17" calcext:value-type="float">
            <text:p>6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03T11:13:13.223724947</dc:date>
    <meta:editing-duration>PT4M53S</meta:editing-duration>
    <meta:editing-cycles>1</meta:editing-cycles>
    <meta:document-statistic meta:table-count="1" meta:cell-count="363" meta:object-count="0"/>
    <meta:generator>LibreOffice/6.0.7.3$Linux_X86_64 LibreOffice_project/00m0$Build-3</meta:generator>
  </office:meta>
</office:document-meta>
</file>